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82b0" officeooo:paragraph-rsid="001b82b0"/>
    </style:style>
    <style:style style:name="P2" style:family="paragraph" style:parent-style-name="Standard">
      <style:text-properties officeooo:rsid="001c5bfe" officeooo:paragraph-rsid="001c5bfe"/>
    </style:style>
    <style:style style:name="P3" style:family="paragraph" style:parent-style-name="Standard">
      <style:text-properties officeooo:rsid="001c9efe" officeooo:paragraph-rsid="001c9efe"/>
    </style:style>
    <style:style style:name="P4" style:family="paragraph" style:parent-style-name="Standard">
      <style:text-properties officeooo:rsid="001d714d" officeooo:paragraph-rsid="001d714d"/>
    </style:style>
    <style:style style:name="P5" style:family="paragraph" style:parent-style-name="Standard">
      <style:text-properties officeooo:rsid="001dc39d" officeooo:paragraph-rsid="001dc39d"/>
    </style:style>
    <style:style style:name="P6" style:family="paragraph" style:parent-style-name="Standard">
      <style:text-properties officeooo:rsid="001e062d" officeooo:paragraph-rsid="001e062d"/>
    </style:style>
    <style:style style:name="P7" style:family="paragraph" style:parent-style-name="Standard">
      <style:text-properties officeooo:rsid="001fa3bd" officeooo:paragraph-rsid="001fa3bd"/>
    </style:style>
    <style:style style:name="P8" style:family="paragraph" style:parent-style-name="Standard">
      <style:text-properties officeooo:rsid="0020db89" officeooo:paragraph-rsid="0020db89"/>
    </style:style>
    <style:style style:name="P9" style:family="paragraph" style:parent-style-name="Standard">
      <style:text-properties officeooo:rsid="002109b5" officeooo:paragraph-rsid="002109b5"/>
    </style:style>
    <style:style style:name="P10" style:family="paragraph" style:parent-style-name="Standard">
      <style:text-properties officeooo:rsid="0021cc0b" officeooo:paragraph-rsid="0021cc0b"/>
    </style:style>
    <style:style style:name="P11" style:family="paragraph" style:parent-style-name="Standard">
      <style:text-properties officeooo:rsid="0022ffed" officeooo:paragraph-rsid="0022ffed"/>
    </style:style>
    <style:style style:name="P12" style:family="paragraph" style:parent-style-name="Standard">
      <style:text-properties officeooo:rsid="0024a130" officeooo:paragraph-rsid="0024a130"/>
    </style:style>
    <style:style style:name="P13" style:family="paragraph" style:parent-style-name="Standard">
      <style:text-properties officeooo:rsid="0025ecf9" officeooo:paragraph-rsid="0025ecf9"/>
    </style:style>
    <style:style style:name="P14" style:family="paragraph" style:parent-style-name="Standard">
      <style:text-properties officeooo:rsid="00263f55" officeooo:paragraph-rsid="00263f55"/>
    </style:style>
    <style:style style:name="P15" style:family="paragraph" style:parent-style-name="Standard">
      <style:text-properties officeooo:rsid="0027dbdc" officeooo:paragraph-rsid="0027dbdc"/>
    </style:style>
    <style:style style:name="P16" style:family="paragraph" style:parent-style-name="Standard">
      <style:text-properties officeooo:rsid="00292d7f" officeooo:paragraph-rsid="00292d7f"/>
    </style:style>
    <style:style style:name="P17" style:family="paragraph" style:parent-style-name="Standard">
      <style:text-properties officeooo:rsid="002aeb1b" officeooo:paragraph-rsid="002aeb1b"/>
    </style:style>
    <style:style style:name="P18" style:family="paragraph" style:parent-style-name="Standard">
      <style:text-properties officeooo:rsid="002ca2eb" officeooo:paragraph-rsid="002ca2eb"/>
    </style:style>
    <style:style style:name="P19" style:family="paragraph" style:parent-style-name="Standard">
      <style:text-properties officeooo:rsid="002e0c08" officeooo:paragraph-rsid="002e0c08"/>
    </style:style>
    <style:style style:name="P20" style:family="paragraph" style:parent-style-name="Standard">
      <style:text-properties officeooo:rsid="002fb536" officeooo:paragraph-rsid="002fb536"/>
    </style:style>
    <style:style style:name="P21" style:family="paragraph" style:parent-style-name="Standard">
      <style:text-properties officeooo:rsid="00309bda" officeooo:paragraph-rsid="00309bda"/>
    </style:style>
    <style:style style:name="P22" style:family="paragraph" style:parent-style-name="Standard">
      <style:text-properties officeooo:rsid="003205bd" officeooo:paragraph-rsid="003205bd"/>
    </style:style>
    <style:style style:name="P23" style:family="paragraph" style:parent-style-name="Standard">
      <style:text-properties officeooo:rsid="0032e098" officeooo:paragraph-rsid="0032e098"/>
    </style:style>
    <style:style style:name="P24" style:family="paragraph" style:parent-style-name="Standard">
      <style:text-properties officeooo:rsid="0032f537" officeooo:paragraph-rsid="0032f537"/>
    </style:style>
    <style:style style:name="P25" style:family="paragraph" style:parent-style-name="Standard">
      <style:text-properties officeooo:rsid="00346586" officeooo:paragraph-rsid="00346586"/>
    </style:style>
    <style:style style:name="P26" style:family="paragraph" style:parent-style-name="Standard">
      <style:text-properties officeooo:rsid="0035a31b" officeooo:paragraph-rsid="0035a31b"/>
    </style:style>
    <style:style style:name="P27" style:family="paragraph" style:parent-style-name="Standard">
      <style:text-properties officeooo:rsid="00364e34" officeooo:paragraph-rsid="00364e34"/>
    </style:style>
    <style:style style:name="P28" style:family="paragraph" style:parent-style-name="Standard">
      <style:text-properties officeooo:rsid="003669b2" officeooo:paragraph-rsid="003669b2"/>
    </style:style>
    <style:style style:name="P29" style:family="paragraph" style:parent-style-name="Standard">
      <style:text-properties officeooo:rsid="0039eebb" officeooo:paragraph-rsid="0039eebb"/>
    </style:style>
    <style:style style:name="P30" style:family="paragraph" style:parent-style-name="Standard">
      <style:text-properties officeooo:rsid="003a8bed" officeooo:paragraph-rsid="003a8bed"/>
    </style:style>
    <style:style style:name="P31" style:family="paragraph" style:parent-style-name="Standard">
      <style:text-properties officeooo:rsid="003d7e8a" officeooo:paragraph-rsid="003d7e8a"/>
    </style:style>
    <style:style style:name="P32" style:family="paragraph" style:parent-style-name="Standard">
      <style:text-properties officeooo:rsid="003ef404" officeooo:paragraph-rsid="003ef404"/>
    </style:style>
    <style:style style:name="P33" style:family="paragraph" style:parent-style-name="Standard" style:list-style-name="L1">
      <style:text-properties officeooo:rsid="003ef404" officeooo:paragraph-rsid="003ef404"/>
    </style:style>
    <style:style style:name="P34" style:family="paragraph" style:parent-style-name="Standard" style:list-style-name="L1">
      <style:text-properties officeooo:rsid="0040e727" officeooo:paragraph-rsid="0040e727"/>
    </style:style>
    <style:style style:name="P35" style:family="paragraph" style:parent-style-name="Standard" style:list-style-name="L1">
      <style:text-properties officeooo:rsid="00428e5e" officeooo:paragraph-rsid="00428e5e"/>
    </style:style>
    <style:style style:name="P36" style:family="paragraph" style:parent-style-name="Standard" style:list-style-name="L1">
      <style:text-properties officeooo:rsid="00441b08" officeooo:paragraph-rsid="00441b08"/>
    </style:style>
    <style:style style:name="P37" style:family="paragraph" style:parent-style-name="Standard" style:list-style-name="L1">
      <style:text-properties officeooo:rsid="0044f211" officeooo:paragraph-rsid="0044f211"/>
    </style:style>
    <style:style style:name="P38" style:family="paragraph" style:parent-style-name="Standard" style:list-style-name="L1">
      <style:text-properties officeooo:rsid="00453351" officeooo:paragraph-rsid="00453351"/>
    </style:style>
    <style:style style:name="P39" style:family="paragraph" style:parent-style-name="Standard">
      <style:text-properties officeooo:rsid="004554ac" officeooo:paragraph-rsid="004554ac"/>
    </style:style>
    <style:style style:name="P40" style:family="paragraph" style:parent-style-name="Standard" style:list-style-name="L2">
      <style:text-properties officeooo:rsid="004554ac" officeooo:paragraph-rsid="004554ac"/>
    </style:style>
    <style:style style:name="T1" style:family="text">
      <style:text-properties officeooo:rsid="001d1527"/>
    </style:style>
    <style:style style:name="T2" style:family="text">
      <style:text-properties officeooo:rsid="003842f1"/>
    </style:style>
    <style:style style:name="T3" style:family="text">
      <style:text-properties officeooo:rsid="003c17d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6/23</text:p>
      <text:p text:style-name="P1">2 battery packs in series (6 AA + 4 AA) are used to power the motors. <text:s/>I have a Y connector which joins the two. <text:s/>An additional 6AA battery pack is used to power the arduino</text:p>
      <text:p text:style-name="P1"/>
      <text:p text:style-name="P1">Initial experiment consists in trying to get the robot to make a 90 degree turn. <text:s/>I connected a compass HMC-5883L GY-273. <text:s/>Verified that the compass somewhat works. <text:s/>Need to figure out how to get the turn right. <text:s/>Think I have a problem on the 360 degree boundary.</text:p>
      <text:p text:style-name="P1"/>
      <text:p text:style-name="P1"/>
      <text:p text:style-name="P1">Tasks:</text:p>
      <text:p text:style-name="P1">glue battery pack holder to the side of the robot.</text:p>
      <text:p text:style-name="P1">Add serial comm to the raspberry pi so that I can send the data out of the Arduino and store it to see what’s going on.</text:p>
      <text:p text:style-name="P2">Update the dia diagram to show the magnetic compass.</text:p>
      <text:p text:style-name="P2"/>
      <text:p text:style-name="P1"/>
      <text:p text:style-name="P1">After a turn works, see if I can get the robot to move in a pattern. <text:s/>Then add the ultrasonic sensors. <text:s/>Make the first iteration of the robot an obstacle avoidance one.</text:p>
      <text:p text:style-name="P1"/>
      <text:p text:style-name="P3">5/28/23</text:p>
      <text:p text:style-name="P3">Had some problems with the compass. <text:s/>Readings weren’t consistent. <text:s/>Blogs mention calibration, but if you change position back and forth the numbers seemed to vary somewhat. <text:s/><text:span text:style-name="T1">Think about what to do with the turns.</text:span></text:p>
      <text:p text:style-name="P3"/>
      <text:p text:style-name="P4">Thought now is to try and program a turn every x seconds, and see what the compass reading is.</text:p>
      <text:p text:style-name="P4"/>
      <text:p text:style-name="P4">To get ready for this, I need to establish serial connection between the arduino and python. <text:s/>Specifically, I would like to send floating point numbers over. <text:s/>There are 2 programs needed to do this: <text:s/>first is on the Arduino (SoftwareSerialWrite.ino in the Dropbox/2023_robot_project folder) and python_read_serial.py on the raspberry pi. <text:s/>I used a USB to UART cable to connect the arduino to ‘/tty/USB0 on the raspberry pi. <text:s/>The experiment worked, I am able to send over a single floating point number. <text:s/>Now, develop the program further so I can send x,y and z positions along with a counter as the robot spins.</text:p>
      <text:p text:style-name="P4"/>
      <text:p text:style-name="P5">5/29/23 <text:s/>Misc Thoughts</text:p>
      <text:p text:style-name="P5">1. Obstacle avoidance with camera</text:p>
      <text:p text:style-name="P5">2. Steering / obstacle avoidance with camera</text:p>
      <text:p text:style-name="P5">3. Experiment with ultrasonic data from 3 sensors – best do to this with camera</text:p>
      <text:p text:style-name="P5">Figure what signal is needed to make a 90 degree turn. <text:s/></text:p>
      <text:p text:style-name="P5">Rpi use: picture taking, picture analysis along with some processing of ultrasonic data</text:p>
      <text:p text:style-name="P5">Baud rate: <text:s/>bits per second</text:p>
      <text:p text:style-name="P5">Study camera FOV as well as ultrasonic sensor</text:p>
      <text:p text:style-name="P5"/>
      <text:p text:style-name="P5">I can command 1 motor forward, the other backward. <text:s/>Robot takes about 8 seconds to go 360</text:p>
      <text:p text:style-name="P5"/>
      <text:p text:style-name="P6">5/29/23</text:p>
      <text:p text:style-name="P6">I put the SoftwareSerialWrite code into the trexjr_motor_with_compass.py program. <text:s/>Now, if I start the python program and be sure that the arduino program starts after the python program starts, everything <text:soft-page-break/>works. <text:s/>But if the python program starts reading in the middle of the arduino stream, the first variable read may not be the long integer counter, in which case the data is not valid.</text:p>
      <text:p text:style-name="P6"/>
      <text:p text:style-name="P6">Also, looks like to boot the rpi I need to have the other connections removed or at least not powered up.</text:p>
      <text:p text:style-name="P6"/>
      <text:p text:style-name="P7">Is there some signal, some initial digit, that I can require the python program to look for? <text:s/>Can I embed this signal every so often into the Arduino code, so that if the Arduino code is free running it is possible for the python program to start reading?</text:p>
      <text:p text:style-name="P7"/>
      <text:p text:style-name="P8">Thought is to put a header in front of each set of 4 4-byte words. <text:s/>Header is a long = -999.</text:p>
      <text:p text:style-name="P8">Now, don’t let the python program read in data unless it reads in the header.</text:p>
      <text:p text:style-name="P8">But now, here’s the issue. <text:s/>The header is a long. <text:s/>It has 4 bytes. <text:s/>But if you don’t start reading at the first byte you will never get -999.</text:p>
      <text:p text:style-name="P8"/>
      <text:p text:style-name="P9">work with ztemp.to_bytes(4,’big’,signed=True)</text:p>
      <text:p text:style-name="P9">also</text:p>
      <text:p text:style-name="P9">ztemp = ser.read(4)</text:p>
      <text:p text:style-name="P9">arr = bytes(ztemp).</text:p>
      <text:p text:style-name="P9"/>
      <text:p text:style-name="P9">Thought is to start reading the stream one byte at a time until we find -999.</text:p>
      <text:p text:style-name="P9">First time through the big loop skip -999.</text:p>
      <text:p text:style-name="P9"/>
      <text:p text:style-name="P10">work with debugger to figure out python_read_serial.py</text:p>
      <text:p text:style-name="P11">Could just write a program to read in the bytes one at a time and process them from there.</text:p>
      <text:p text:style-name="P12">Instead of doing this, why not just have a handshake signal sent from the rpi to the Arduino telling it to start transmitting, then assume the data will be in the fixed format.</text:p>
      <text:p text:style-name="P12"/>
      <text:p text:style-name="P13">5/30/23</text:p>
      <text:p text:style-name="P13">Tried the ‘handshake’ signal. <text:s/>When the r pi tried to transmit to the Arduino, the Arduino wouldn’t read. <text:s/>Need to isolate this. Is the problem with the r pi or is the problem with the Arduino? <text:s/>Could get Arduino talking to Arduino, r pi talk to r pi through the usb ftdi cable, also r pi talk to another arduino – must use the level logic converter.</text:p>
      <text:p text:style-name="P13"/>
      <text:p text:style-name="P14">5/31/23</text:p>
      <text:p text:style-name="P14">Trying to debug why the raspberry pi won’t send over serial. <text:s/>I connected Dupont wires to the 3.3V, GND, TX and RX ports of the r pi UART. <text:s/>Connected the 4 wires to the USB to serial board. <text:s/>Sent out from the r pi 3 and in to the latitude E6450 successfully.</text:p>
      <text:p text:style-name="P14"/>
      <text:p text:style-name="P14">I now suspect there’s a problem with the level logic shifter. <text:s/>Try another level shifter and see if that makes a difference. <text:s/>If that doesn’t work, then I suspect I could use the USB to serial board instead of the level shifter.</text:p>
      <text:p text:style-name="P14"/>
      <text:p text:style-name="P15">Next I tried a new level shifter and connected everything with Dupont wires outside of the robot. <text:s/>The python to python serial transfer out worked. Now need to hook things up to the robot, perhaps swap out the level shifter?</text:p>
      <text:p text:style-name="P15"/>
      <text:p text:style-name="P16">6/1/23</text:p>
      <text:p text:style-name="P16">Swapped the level shifter from the robot to the external breadboard. <text:s/>Verified that python → python python_write_simple.py and python_simple_read_serial.py wrote and read correctly.</text:p>
      <text:p text:style-name="P16"><text:soft-page-break/></text:p>
      <text:p text:style-name="P17">Next, rewrote both the read and write programs for the opposite computers. <text:s/>Verified that the e6430 can write to and have its message received by the pi as well as read from the pi.</text:p>
      <text:p text:style-name="P17"/>
      <text:p text:style-name="P18">Next, be sure I have the code to write to and read from the Arduino. <text:s/>Start with the free-standing arduino, i.e. the one which is not connected to the robot.</text:p>
      <text:p text:style-name="P18"/>
      <text:p text:style-name="P19">Now, the pi connected to the Arduino nano through the level shifter will both read and write. <text:s/>Need to put the robot back together and see how to make it work.</text:p>
      <text:p text:style-name="P19"/>
      <text:p text:style-name="P20">6/2/23</text:p>
      <text:p text:style-name="P20">Had trouble when connecting back to the nano on the robot. <text:s/>First thing I tried was to switch from pins A0 and A1 to pins A2 and A3. <text:s/>Next thing I noticed is that the software serial for the motor seemed to conflict with the software serial for the data. <text:s/>I added pinMode commands to see if this would help.</text:p>
      <text:p text:style-name="P20"/>
      <text:p text:style-name="P21">Some discussion about newsoft instead of software serial. <text:s/>Haven’t tried it yet.</text:p>
      <text:p text:style-name="P21"/>
      <text:p text:style-name="P22">Issue was with more than one software serial port, before using the port, you have to use the ‘listen’ command:</text:p>
      <text:p text:style-name="P22"/>
      <text:p text:style-name="P22">mySerialData.listen()</text:p>
      <text:p text:style-name="P22"/>
      <text:p text:style-name="P22">or</text:p>
      <text:p text:style-name="P22"/>
      <text:p text:style-name="P22">mySerialMotor.listen()</text:p>
      <text:p text:style-name="P22"/>
      <text:p text:style-name="P22">each time. <text:s/>The most recent command preempts the prior command.</text:p>
      <text:p text:style-name="P22"/>
      <text:p text:style-name="P23">Now I have the issue that the data sequence is somehow messed up. <text:s/>Figure out how to fix it.</text:p>
      <text:p text:style-name="P23"/>
      <text:p text:style-name="P24">OK. <text:s/>fixed the data sequence. <text:s/>Now having problems with the motor. <text:s/>2 programs: <text:s/>trexjr_motor.ino and trexjr_motor_with_compass.ino. <text:s/>trexjr_motor.ino has software serial added (just dummy lines of code, they don’t do anything), and it will drive the motor. <text:s/>trexjr_motor_with_compass.ino has the same lines of code but it doesn’t run. <text:s/>Why?</text:p>
      <text:p text:style-name="P24"/>
      <text:p text:style-name="P25">6/3/23</text:p>
      <text:p text:style-name="P25">Problem was that the Trexjr default baud rate is 19200 and I had the baud rate set to 9600.</text:p>
      <text:p text:style-name="P25"/>
      <text:p text:style-name="P26">Initial test was a success. <text:s/></text:p>
      <text:p text:style-name="P26">Total rotation over 1000 points was about 1185 degrees</text:p>
      <text:p text:style-name="P27">26 seconds run time</text:p>
      <text:p text:style-name="P27">45 degrees per second! <text:s/>That is a pretty fast rotation rate.</text:p>
      <text:p text:style-name="P27">Compass sort of worked. <text:s/>Sometimes it did, sometimes it didn’t.</text:p>
      <text:p text:style-name="P27"/>
      <text:p text:style-name="P27"/>
      <text:p text:style-name="P28">Look for 03962a battery charger board. <text:span text:style-name="T2">3.7V Lithium Ion</text:span></text:p>
      <text:p text:style-name="P28"/>
      <text:p text:style-name="P28"/>
      <text:p text:style-name="P23"/>
      <text:p text:style-name="P29"><text:soft-page-break/>6/5/23</text:p>
      <text:p text:style-name="P29">max compass sample rate is 160 Hz</text:p>
      <text:p text:style-name="P29">right now with 1000 samples over 26 seconds, I have about a 38.4 Hz sample rate</text:p>
      <text:p text:style-name="P29"/>
      <text:p text:style-name="P30">Next, tried 57600 baud (instead of 9600 baud) for serial write to raspberry pi</text:p>
      <text:p text:style-name="P30">1000 samples lasted about 4 seconds! <text:s/>Still have about 45 deg/sec rotation rate. <text:s/>Roughly 225 degrees total rotation. About 4 samples per second</text:p>
      <text:p text:style-name="P30">Now I get a staircase result. <text:s/>Looks a bit odd. <text:s/><text:span text:style-name="T3">Appears that I may be sampling too fast and the sensor is just stuck on the last sample. Should calibrate how fast the sample will change.</text:span></text:p>
      <text:p text:style-name="P30"/>
      <text:p text:style-name="P31">6/6/23</text:p>
      <text:p text:style-name="P31">This time, I pulsed the robot motor for 20 ms, then delayed for 10 ms, then took a compass measurement. <text:s/>Got a wide variance. <text:s/>Moving average of 8 helped to straighten things out.</text:p>
      <text:p text:style-name="P31"/>
      <text:p text:style-name="P32">6/8/23</text:p>
      <text:list xml:id="list4274999881" text:style-name="L1">
        <text:list-item>
          <text:p text:style-name="P33">Trace circle out instead of having robot spin in place </text:p>
        </text:list-item>
        <text:list-item>
          <text:p text:style-name="P33">Have robot spin left then right to see if the variance repeats </text:p>
        </text:list-item>
        <text:list-item>
          <text:p text:style-name="P34">STM32?</text:p>
        </text:list-item>
        <text:list-item>
          <text:p text:style-name="P34">Increase baud rate on serial write </text:p>
        </text:list-item>
        <text:list-item>
          <text:p text:style-name="P34">Can you fill up the entire array on the Arduino?</text:p>
        </text:list-item>
        <text:list-item>
          <text:p text:style-name="P34">Minimum speed you can spin motor</text:p>
        </text:list-item>
        <text:list-item>
          <text:p text:style-name="P34">Consolidate battery packs</text:p>
        </text:list-item>
        <text:list-item>
          <text:p text:style-name="P34">Play with pause periods </text:p>
        </text:list-item>
        <text:list-item>
          <text:p text:style-name="P34">try linear regression </text:p>
        </text:list-item>
        <text:list-item>
          <text:p text:style-name="P34">Analog compass?</text:p>
        </text:list-item>
        <text:list-item>
          <text:p text:style-name="P34">Why doesn’t the y axis vary?</text:p>
        </text:list-item>
        <text:list-item>
          <text:p text:style-name="P35">Swap motor controller to get rid of Trexjr noise?</text:p>
        </text:list-item>
        <text:list-item>
          <text:p text:style-name="P36">Set resting motor power to 0 not 1 </text:p>
        </text:list-item>
        <text:list-item>
          <text:p text:style-name="P37">Have arduino capture the time and send it out to the rpi </text:p>
        </text:list-item>
        <text:list-item>
          <text:p text:style-name="P38">robot movie files → git </text:p>
        </text:list-item>
      </text:list>
      <text:p text:style-name="P39">6/10/23</text:p>
      <text:list xml:id="list3420459459" text:style-name="L2">
        <text:list-item>
          <text:p text:style-name="P40">Can I turn off the screech on the Trexjr?</text:p>
        </text:list-item>
        <text:list-item>
          <text:p text:style-name="P40">Did an experiment looking at the normalized x axis output as the robot turned to the right, then swung back again to the left. <text:s/>Randomization does not repeat</text:p>
        </text:list-item>
        <text:list-item>
          <text:p text:style-name="P40">Study xraw in addition to xnormalized</text:p>
        </text:list-item>
        <text:list-item>
          <text:p text:style-name="P40">How repeatable is the back and forth? <text:s/>If I go back and forth 10 times will the robot end up in the same position?</text:p>
        </text:list-item>
        <text:list-item>
          <text:p text:style-name="P40">What happens if the robot is placed on a carpeted surface? <text:s/>Does the amount of turn change for the same amount of pulsing?</text:p>
        </text:list-item>
        <text:list-item>
          <text:p text:style-name="P40">Average the compass reading on the back and the forth to see what it looks like</text:p>
        </text:list-item>
      </text:list>
      <text:p text:style-name="P30"/>
      <text:p text:style-name="P30"/>
      <text:p text:style-name="P30"/>
      <text:p text:style-name="P30"/>
      <text:p text:style-name="P2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8:49:50.877104162</meta:creation-date>
    <meta:generator>LibreOffice/7.3.7.2$Linux_X86_64 LibreOffice_project/30$Build-2</meta:generator>
    <dc:date>2023-06-10T11:26:50.405368453</dc:date>
    <meta:editing-duration>PT5H16M42S</meta:editing-duration>
    <meta:editing-cycles>41</meta:editing-cycles>
    <meta:document-statistic meta:table-count="0" meta:image-count="0" meta:object-count="0" meta:page-count="4" meta:paragraph-count="97" meta:word-count="1612" meta:character-count="8830" meta:non-whitespace-character-count="7258"/>
  </office:meta>
</office:document-meta>
</file>